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shapes>
          <draw:frame draw:z-index="0" draw:style-name="gr1" draw:text-style-name="P1" svg:width="6.2988in" svg:height="3.5429in" svg:x="0.0394in" svg:y="2.5287in">
            <draw:object draw:notify-on-update-of-ranges="Raw.B1:Raw.B1 Raw.B2:Raw.B14 Raw.C1:Raw.C1 Raw.C2:Raw.C14 Raw.D1:Raw.D1 Raw.D2:Raw.D14 Raw.E1:Raw.E1 Raw.E2:Raw.E14 Raw.F1:Raw.F1 Raw.F2:Raw.F14 Raw.G1:Raw.G1 Raw.G2:Raw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681in" svg:y="5.5083in">
            <draw:object draw:notify-on-update-of-ranges="Raw.I3:Raw.I13 Raw.J3:Raw.J13 Raw.K3:Raw.K13 Raw.L3:Raw.L13 Raw.M3:Raw.M13 Raw.N3:Raw.N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245" calcext:value-type="float">
            <text:p>1.245</text:p>
          </table:table-cell>
          <table:table-cell office:value-type="float" office:value="2.079" calcext:value-type="float">
            <text:p>2.079</text:p>
          </table:table-cell>
          <table:table-cell office:value-type="float" office:value="2.011" calcext:value-type="float">
            <text:p>2.011</text:p>
          </table:table-cell>
          <table:table-cell office:value-type="float" office:value="1.951" calcext:value-type="float">
            <text:p>1.951</text:p>
          </table:table-cell>
          <table:table-cell office:value-type="float" office:value="3.568" calcext:value-type="float">
            <text:p>3.568</text:p>
          </table:table-cell>
          <table:table-cell table:number-columns-repeated="7"/>
        </table:table-row>
        <table:table-row table:style-name="ro1">
          <table:table-cell table:formula="of:=[.A2]*2" office:value-type="float" office:value="32" calcext:value-type="float">
            <text:p>32</text:p>
          </table:table-cell>
          <table:table-cell office:value-type="float" office:value="4.743" calcext:value-type="float">
            <text:p>4.743</text:p>
          </table:table-cell>
          <table:table-cell office:value-type="float" office:value="4.52" calcext:value-type="float">
            <text:p>4.52</text:p>
          </table:table-cell>
          <table:table-cell office:value-type="float" office:value="8.06" calcext:value-type="float">
            <text:p>8.06</text:p>
          </table:table-cell>
          <table:table-cell office:value-type="float" office:value="7.609" calcext:value-type="float">
            <text:p>7.609</text:p>
          </table:table-cell>
          <table:table-cell office:value-type="float" office:value="7.605" calcext:value-type="float">
            <text:p>7.605</text:p>
          </table:table-cell>
          <table:table-cell office:value-type="float" office:value="14.262" calcext:value-type="float">
            <text:p>14.262</text:p>
          </table:table-cell>
          <table:table-cell/>
          <table:table-cell table:formula="of:=[.B3]/[.B2]" office:value-type="float" office:value="3.80963855421687" calcext:value-type="float">
            <text:p>3.80963855421687</text:p>
          </table:table-cell>
          <table:table-cell table:formula="of:=[.C3]/[.C2]" office:value-type="float" office:value="3.63052208835341" calcext:value-type="float">
            <text:p>3.63052208835341</text:p>
          </table:table-cell>
          <table:table-cell table:formula="of:=[.D3]/[.D2]" office:value-type="float" office:value="3.87686387686388" calcext:value-type="float">
            <text:p>3.87686387686388</text:p>
          </table:table-cell>
          <table:table-cell table:formula="of:=[.E3]/[.E2]" office:value-type="float" office:value="3.78368970661362" calcext:value-type="float">
            <text:p>3.78368970661362</text:p>
          </table:table-cell>
          <table:table-cell table:formula="of:=[.F3]/[.F2]" office:value-type="float" office:value="3.89800102511533" calcext:value-type="float">
            <text:p>3.89800102511533</text:p>
          </table:table-cell>
          <table:table-cell table:formula="of:=[.G3]/[.G2]" office:value-type="float" office:value="3.99719730941704" calcext:value-type="float">
            <text:p>3.99719730941704</text:p>
          </table:table-cell>
        </table:table-row>
        <table:table-row table:style-name="ro1">
          <table:table-cell table:formula="of:=[.A3]*2" office:value-type="float" office:value="64" calcext:value-type="float">
            <text:p>64</text:p>
          </table:table-cell>
          <table:table-cell office:value-type="float" office:value="18.957" calcext:value-type="float">
            <text:p>18.957</text:p>
          </table:table-cell>
          <table:table-cell office:value-type="float" office:value="18.051" calcext:value-type="float">
            <text:p>18.051</text:p>
          </table:table-cell>
          <table:table-cell office:value-type="float" office:value="29.144" calcext:value-type="float">
            <text:p>29.144</text:p>
          </table:table-cell>
          <table:table-cell office:value-type="float" office:value="29.789" calcext:value-type="float">
            <text:p>29.789</text:p>
          </table:table-cell>
          <table:table-cell office:value-type="float" office:value="29.693" calcext:value-type="float">
            <text:p>29.693</text:p>
          </table:table-cell>
          <table:table-cell office:value-type="float" office:value="56.52" calcext:value-type="float">
            <text:p>56.52</text:p>
          </table:table-cell>
          <table:table-cell/>
          <table:table-cell table:formula="of:=[.B4]/[.B3]" office:value-type="float" office:value="3.99683744465528" calcext:value-type="float">
            <text:p>3.99683744465528</text:p>
          </table:table-cell>
          <table:table-cell table:formula="of:=[.C4]/[.C3]" office:value-type="float" office:value="3.99358407079646" calcext:value-type="float">
            <text:p>3.99358407079646</text:p>
          </table:table-cell>
          <table:table-cell table:formula="of:=[.D4]/[.D3]" office:value-type="float" office:value="3.61588089330025" calcext:value-type="float">
            <text:p>3.61588089330025</text:p>
          </table:table-cell>
          <table:table-cell table:formula="of:=[.E4]/[.E3]" office:value-type="float" office:value="3.91496911552109" calcext:value-type="float">
            <text:p>3.91496911552109</text:p>
          </table:table-cell>
          <table:table-cell table:formula="of:=[.F4]/[.F3]" office:value-type="float" office:value="3.90440499671269" calcext:value-type="float">
            <text:p>3.90440499671269</text:p>
          </table:table-cell>
          <table:table-cell table:formula="of:=[.G4]/[.G3]" office:value-type="float" office:value="3.96297854438368" calcext:value-type="float">
            <text:p>3.96297854438368</text:p>
          </table:table-cell>
        </table:table-row>
        <table:table-row table:style-name="ro1">
          <table:table-cell table:formula="of:=[.A4]*2" office:value-type="float" office:value="128" calcext:value-type="float">
            <text:p>128</text:p>
          </table:table-cell>
          <table:table-cell office:value-type="float" office:value="71.504" calcext:value-type="float">
            <text:p>71.504</text:p>
          </table:table-cell>
          <table:table-cell office:value-type="float" office:value="74.455" calcext:value-type="float">
            <text:p>74.455</text:p>
          </table:table-cell>
          <table:table-cell office:value-type="float" office:value="132.534" calcext:value-type="float">
            <text:p>132.534</text:p>
          </table:table-cell>
          <table:table-cell office:value-type="float" office:value="120.631" calcext:value-type="float">
            <text:p>120.631</text:p>
          </table:table-cell>
          <table:table-cell office:value-type="float" office:value="122.452" calcext:value-type="float">
            <text:p>122.452</text:p>
          </table:table-cell>
          <table:table-cell office:value-type="float" office:value="229.403" calcext:value-type="float">
            <text:p>229.403</text:p>
          </table:table-cell>
          <table:table-cell/>
          <table:table-cell table:formula="of:=[.B5]/[.B4]" office:value-type="float" office:value="3.77190483726328" calcext:value-type="float">
            <text:p>3.77190483726328</text:p>
          </table:table-cell>
          <table:table-cell table:formula="of:=[.C5]/[.C4]" office:value-type="float" office:value="4.12470223256329" calcext:value-type="float">
            <text:p>4.12470223256329</text:p>
          </table:table-cell>
          <table:table-cell table:formula="of:=[.D5]/[.D4]" office:value-type="float" office:value="4.54755695855065" calcext:value-type="float">
            <text:p>4.54755695855065</text:p>
          </table:table-cell>
          <table:table-cell table:formula="of:=[.E5]/[.E4]" office:value-type="float" office:value="4.04951492161536" calcext:value-type="float">
            <text:p>4.04951492161536</text:p>
          </table:table-cell>
          <table:table-cell table:formula="of:=[.F5]/[.F4]" office:value-type="float" office:value="4.12393493415957" calcext:value-type="float">
            <text:p>4.12393493415957</text:p>
          </table:table-cell>
          <table:table-cell table:formula="of:=[.G5]/[.G4]" office:value-type="float" office:value="4.05879334748761" calcext:value-type="float">
            <text:p>4.05879334748761</text:p>
          </table:table-cell>
        </table:table-row>
        <table:table-row table:style-name="ro1">
          <table:table-cell table:formula="of:=[.A5]*2" office:value-type="float" office:value="256" calcext:value-type="float">
            <text:p>256</text:p>
          </table:table-cell>
          <table:table-cell office:value-type="float" office:value="378.627" calcext:value-type="float">
            <text:p>378.627</text:p>
          </table:table-cell>
          <table:table-cell office:value-type="float" office:value="397.49" calcext:value-type="float">
            <text:p>397.49</text:p>
          </table:table-cell>
          <table:table-cell office:value-type="float" office:value="776.351" calcext:value-type="float">
            <text:p>776.351</text:p>
          </table:table-cell>
          <table:table-cell office:value-type="float" office:value="611.544" calcext:value-type="float">
            <text:p>611.544</text:p>
          </table:table-cell>
          <table:table-cell office:value-type="float" office:value="627.831" calcext:value-type="float">
            <text:p>627.831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[.B6]/[.B5]" office:value-type="float" office:value="5.29518628328485" calcext:value-type="float">
            <text:p>5.29518628328485</text:p>
          </table:table-cell>
          <table:table-cell table:formula="of:=[.C6]/[.C5]" office:value-type="float" office:value="5.33866093613592" calcext:value-type="float">
            <text:p>5.33866093613592</text:p>
          </table:table-cell>
          <table:table-cell table:formula="of:=[.D6]/[.D5]" office:value-type="float" office:value="5.8577497095085" calcext:value-type="float">
            <text:p>5.8577497095085</text:p>
          </table:table-cell>
          <table:table-cell table:formula="of:=[.E6]/[.E5]" office:value-type="float" office:value="5.06954265487313" calcext:value-type="float">
            <text:p>5.06954265487313</text:p>
          </table:table-cell>
          <table:table-cell table:formula="of:=[.F6]/[.F5]" office:value-type="float" office:value="5.12716003005259" calcext:value-type="float">
            <text:p>5.12716003005259</text:p>
          </table:table-cell>
          <table:table-cell table:formula="of:=[.G6]/[.G5]" office:value-type="float" office:value="5.10455399449876" calcext:value-type="float">
            <text:p>5.10455399449876</text:p>
          </table:table-cell>
        </table:table-row>
        <table:table-row table:style-name="ro1">
          <table:table-cell table:formula="of:=[.A6]*2" office:value-type="float" office:value="512" calcext:value-type="float">
            <text:p>512</text:p>
          </table:table-cell>
          <table:table-cell office:value-type="float" office:value="1268" calcext:value-type="float">
            <text:p>1268</text:p>
          </table:table-cell>
          <table:table-cell office:value-type="float" office:value="1371" calcext:value-type="float">
            <text:p>1371</text:p>
          </table:table-cell>
          <table:table-cell office:value-type="float" office:value="2266" calcext:value-type="float">
            <text:p>2266</text:p>
          </table:table-cell>
          <table:table-cell office:value-type="float" office:value="1916" calcext:value-type="float">
            <text:p>1916</text:p>
          </table:table-cell>
          <table:table-cell office:value-type="float" office:value="1979" calcext:value-type="float">
            <text:p>1979</text:p>
          </table:table-cell>
          <table:table-cell office:value-type="float" office:value="4608" calcext:value-type="float">
            <text:p>4608</text:p>
          </table:table-cell>
          <table:table-cell/>
          <table:table-cell table:formula="of:=[.B7]/[.B6]" office:value-type="float" office:value="3.34894236280033" calcext:value-type="float">
            <text:p>3.34894236280033</text:p>
          </table:table-cell>
          <table:table-cell table:formula="of:=[.C7]/[.C6]" office:value-type="float" office:value="3.44914337467609" calcext:value-type="float">
            <text:p>3.44914337467609</text:p>
          </table:table-cell>
          <table:table-cell table:formula="of:=[.D7]/[.D6]" office:value-type="float" office:value="2.91878287011931" calcext:value-type="float">
            <text:p>2.91878287011931</text:p>
          </table:table-cell>
          <table:table-cell table:formula="of:=[.E7]/[.E6]" office:value-type="float" office:value="3.13305338618317" calcext:value-type="float">
            <text:p>3.13305338618317</text:p>
          </table:table-cell>
          <table:table-cell table:formula="of:=[.F7]/[.F6]" office:value-type="float" office:value="3.15212214752059" calcext:value-type="float">
            <text:p>3.15212214752059</text:p>
          </table:table-cell>
          <table:table-cell table:formula="of:=[.G7]/[.G6]" office:value-type="float" office:value="3.93509820666097" calcext:value-type="float">
            <text:p>3.93509820666097</text:p>
          </table:table-cell>
        </table:table-row>
        <table:table-row table:style-name="ro1">
          <table:table-cell table:formula="of:=[.A7]*2" office:value-type="float" office:value="1024" calcext:value-type="float">
            <text:p>1024</text:p>
          </table:table-cell>
          <table:table-cell office:value-type="float" office:value="4740" calcext:value-type="float">
            <text:p>4740</text:p>
          </table:table-cell>
          <table:table-cell office:value-type="float" office:value="6704" calcext:value-type="float">
            <text:p>6704</text:p>
          </table:table-cell>
          <table:table-cell office:value-type="float" office:value="12905" calcext:value-type="float">
            <text:p>12905</text:p>
          </table:table-cell>
          <table:table-cell office:value-type="float" office:value="9399" calcext:value-type="float">
            <text:p>9399</text:p>
          </table:table-cell>
          <table:table-cell office:value-type="float" office:value="10615" calcext:value-type="float">
            <text:p>10615</text:p>
          </table:table-cell>
          <table:table-cell office:value-type="float" office:value="18568" calcext:value-type="float">
            <text:p>18568</text:p>
          </table:table-cell>
          <table:table-cell/>
          <table:table-cell table:formula="of:=[.B8]/[.B7]" office:value-type="float" office:value="3.73817034700315" calcext:value-type="float">
            <text:p>3.73817034700315</text:p>
          </table:table-cell>
          <table:table-cell table:formula="of:=[.C8]/[.C7]" office:value-type="float" office:value="4.88986141502553" calcext:value-type="float">
            <text:p>4.88986141502553</text:p>
          </table:table-cell>
          <table:table-cell table:formula="of:=[.D8]/[.D7]" office:value-type="float" office:value="5.69505736981465" calcext:value-type="float">
            <text:p>5.69505736981465</text:p>
          </table:table-cell>
          <table:table-cell table:formula="of:=[.E8]/[.E7]" office:value-type="float" office:value="4.90553235908142" calcext:value-type="float">
            <text:p>4.90553235908142</text:p>
          </table:table-cell>
          <table:table-cell table:formula="of:=[.F8]/[.F7]" office:value-type="float" office:value="5.36382011116726" calcext:value-type="float">
            <text:p>5.36382011116726</text:p>
          </table:table-cell>
          <table:table-cell table:formula="of:=[.G8]/[.G7]" office:value-type="float" office:value="4.02951388888889" calcext:value-type="float">
            <text:p>4.02951388888889</text:p>
          </table:table-cell>
        </table:table-row>
        <table:table-row table:style-name="ro1">
          <table:table-cell table:formula="of:=[.A8]*2" office:value-type="float" office:value="2048" calcext:value-type="float">
            <text:p>2048</text:p>
          </table:table-cell>
          <table:table-cell office:value-type="float" office:value="18432" calcext:value-type="float">
            <text:p>18432</text:p>
          </table:table-cell>
          <table:table-cell office:value-type="float" office:value="42056" calcext:value-type="float">
            <text:p>42056</text:p>
          </table:table-cell>
          <table:table-cell office:value-type="float" office:value="79039" calcext:value-type="float">
            <text:p>79039</text:p>
          </table:table-cell>
          <table:table-cell office:value-type="float" office:value="31934" calcext:value-type="float">
            <text:p>31934</text:p>
          </table:table-cell>
          <table:table-cell office:value-type="float" office:value="71452" calcext:value-type="float">
            <text:p>71452</text:p>
          </table:table-cell>
          <table:table-cell office:value-type="float" office:value="97719" calcext:value-type="float">
            <text:p>97719</text:p>
          </table:table-cell>
          <table:table-cell/>
          <table:table-cell table:formula="of:=[.B9]/[.B8]" office:value-type="float" office:value="3.88860759493671" calcext:value-type="float">
            <text:p>3.88860759493671</text:p>
          </table:table-cell>
          <table:table-cell table:formula="of:=[.C9]/[.C8]" office:value-type="float" office:value="6.27326968973747" calcext:value-type="float">
            <text:p>6.27326968973747</text:p>
          </table:table-cell>
          <table:table-cell table:formula="of:=[.D9]/[.D8]" office:value-type="float" office:value="6.12468035645099" calcext:value-type="float">
            <text:p>6.12468035645099</text:p>
          </table:table-cell>
          <table:table-cell table:formula="of:=[.E9]/[.E8]" office:value-type="float" office:value="3.3975954888818" calcext:value-type="float">
            <text:p>3.3975954888818</text:p>
          </table:table-cell>
          <table:table-cell table:formula="of:=[.F9]/[.F8]" office:value-type="float" office:value="6.73122939236929" calcext:value-type="float">
            <text:p>6.73122939236929</text:p>
          </table:table-cell>
          <table:table-cell table:formula="of:=[.G9]/[.G8]" office:value-type="float" office:value="5.2627638948729" calcext:value-type="float">
            <text:p>5.2627638948729</text:p>
          </table:table-cell>
        </table:table-row>
        <table:table-row table:style-name="ro1">
          <table:table-cell table:formula="of:=[.A9]*2" office:value-type="float" office:value="4096" calcext:value-type="float">
            <text:p>4096</text:p>
          </table:table-cell>
          <table:table-cell office:value-type="float" office:value="72485" calcext:value-type="float">
            <text:p>72485</text:p>
          </table:table-cell>
          <table:table-cell office:value-type="float" office:value="287182" calcext:value-type="float">
            <text:p>287182</text:p>
          </table:table-cell>
          <table:table-cell office:value-type="float" office:value="804123" calcext:value-type="float">
            <text:p>804123</text:p>
          </table:table-cell>
          <table:table-cell office:value-type="float" office:value="125255" calcext:value-type="float">
            <text:p>125255</text:p>
          </table:table-cell>
          <table:table-cell office:value-type="float" office:value="252897" calcext:value-type="float">
            <text:p>252897</text:p>
          </table:table-cell>
          <table:table-cell office:value-type="float" office:value="282063" calcext:value-type="float">
            <text:p>282063</text:p>
          </table:table-cell>
          <table:table-cell/>
          <table:table-cell table:formula="of:=[.B10]/[.B9]" office:value-type="float" office:value="3.93256293402778" calcext:value-type="float">
            <text:p>3.93256293402778</text:p>
          </table:table-cell>
          <table:table-cell table:formula="of:=[.C10]/[.C9]" office:value-type="float" office:value="6.82856191744341" calcext:value-type="float">
            <text:p>6.82856191744341</text:p>
          </table:table-cell>
          <table:table-cell table:formula="of:=[.D10]/[.D9]" office:value-type="float" office:value="10.1737496678855" calcext:value-type="float">
            <text:p>10.1737496678855</text:p>
          </table:table-cell>
          <table:table-cell table:formula="of:=[.E10]/[.E9]" office:value-type="float" office:value="3.92230851130457" calcext:value-type="float">
            <text:p>3.92230851130457</text:p>
          </table:table-cell>
          <table:table-cell table:formula="of:=[.F10]/[.F9]" office:value-type="float" office:value="3.5393970777585" calcext:value-type="float">
            <text:p>3.5393970777585</text:p>
          </table:table-cell>
          <table:table-cell table:formula="of:=[.G10]/[.G9]" office:value-type="float" office:value="2.88647038958647" calcext:value-type="float">
            <text:p>2.88647038958647</text:p>
          </table:table-cell>
        </table:table-row>
        <table:table-row table:style-name="ro1">
          <table:table-cell table:formula="of:=[.A10]*2" office:value-type="float" office:value="8192" calcext:value-type="float">
            <text:p>8192</text:p>
          </table:table-cell>
          <table:table-cell office:value-type="float" office:value="299562" calcext:value-type="float">
            <text:p>299562</text:p>
          </table:table-cell>
          <table:table-cell office:value-type="float" office:value="1951041" calcext:value-type="float">
            <text:p>1951041</text:p>
          </table:table-cell>
          <table:table-cell office:value-type="float" office:value="6376547" calcext:value-type="float">
            <text:p>6376547</text:p>
          </table:table-cell>
          <table:table-cell office:value-type="float" office:value="499791" calcext:value-type="float">
            <text:p>499791</text:p>
          </table:table-cell>
          <table:table-cell office:value-type="float" office:value="763460" calcext:value-type="float">
            <text:p>763460</text:p>
          </table:table-cell>
          <table:table-cell office:value-type="float" office:value="1353477" calcext:value-type="float">
            <text:p>1353477</text:p>
          </table:table-cell>
          <table:table-cell/>
          <table:table-cell table:formula="of:=[.B11]/[.B10]" office:value-type="float" office:value="4.1327447058012" calcext:value-type="float">
            <text:p>4.1327447058012</text:p>
          </table:table-cell>
          <table:table-cell table:formula="of:=[.C11]/[.C10]" office:value-type="float" office:value="6.79374403688253" calcext:value-type="float">
            <text:p>6.79374403688253</text:p>
          </table:table-cell>
          <table:table-cell table:formula="of:=[.D11]/[.D10]" office:value-type="float" office:value="7.92981546355471" calcext:value-type="float">
            <text:p>7.92981546355471</text:p>
          </table:table-cell>
          <table:table-cell table:formula="of:=[.E11]/[.E10]" office:value-type="float" office:value="3.99018801644645" calcext:value-type="float">
            <text:p>3.99018801644645</text:p>
          </table:table-cell>
          <table:table-cell table:formula="of:=[.F11]/[.F10]" office:value-type="float" office:value="3.01885747952724" calcext:value-type="float">
            <text:p>3.01885747952724</text:p>
          </table:table-cell>
          <table:table-cell table:formula="of:=[.G11]/[.G10]" office:value-type="float" office:value="4.79849182629413" calcext:value-type="float">
            <text:p>4.79849182629413</text:p>
          </table:table-cell>
        </table:table-row>
        <table:table-row table:style-name="ro1">
          <table:table-cell table:formula="of:=[.A11]*2" office:value-type="float" office:value="16384" calcext:value-type="float">
            <text:p>16384</text:p>
          </table:table-cell>
          <table:table-cell office:value-type="float" office:value="1188976" calcext:value-type="float">
            <text:p>1188976</text:p>
          </table:table-cell>
          <table:table-cell office:value-type="float" office:value="7860003" calcext:value-type="float">
            <text:p>7860003</text:p>
          </table:table-cell>
          <table:table-cell office:value-type="float" office:value="25380316" calcext:value-type="float">
            <text:p>25380316</text:p>
          </table:table-cell>
          <table:table-cell office:value-type="float" office:value="1935913" calcext:value-type="float">
            <text:p>1935913</text:p>
          </table:table-cell>
          <table:table-cell office:value-type="float" office:value="10886442" calcext:value-type="float">
            <text:p>10886442</text:p>
          </table:table-cell>
          <table:table-cell office:value-type="float" office:value="26841542" calcext:value-type="float">
            <text:p>26841542</text:p>
          </table:table-cell>
          <table:table-cell/>
          <table:table-cell table:formula="of:=[.B12]/[.B11]" office:value-type="float" office:value="3.96904814362302" calcext:value-type="float">
            <text:p>3.96904814362302</text:p>
          </table:table-cell>
          <table:table-cell table:formula="of:=[.C12]/[.C11]" office:value-type="float" office:value="4.02862010588194" calcext:value-type="float">
            <text:p>4.02862010588194</text:p>
          </table:table-cell>
          <table:table-cell table:formula="of:=[.D12]/[.D11]" office:value-type="float" office:value="3.98026016274953" calcext:value-type="float">
            <text:p>3.98026016274953</text:p>
          </table:table-cell>
          <table:table-cell table:formula="of:=[.E12]/[.E11]" office:value-type="float" office:value="3.87344510005182" calcext:value-type="float">
            <text:p>3.87344510005182</text:p>
          </table:table-cell>
          <table:table-cell table:formula="of:=[.F12]/[.F11]" office:value-type="float" office:value="14.2593482304246" calcext:value-type="float">
            <text:p>14.2593482304246</text:p>
          </table:table-cell>
          <table:table-cell table:formula="of:=[.G12]/[.G11]" office:value-type="float" office:value="19.8315464540587" calcext:value-type="float">
            <text:p>19.8315464540587</text:p>
          </table:table-cell>
        </table:table-row>
        <table:table-row table:style-name="ro1">
          <table:table-cell table:formula="of:=[.A12]*2" office:value-type="float" office:value="32768" calcext:value-type="float">
            <text:p>32768</text:p>
          </table:table-cell>
          <table:table-cell office:value-type="float" office:value="4566016" calcext:value-type="float">
            <text:p>4566016</text:p>
          </table:table-cell>
          <table:table-cell office:value-type="float" office:value="33357612" calcext:value-type="float">
            <text:p>33357612</text:p>
          </table:table-cell>
          <table:table-cell office:value-type="float" office:value="103459581" calcext:value-type="float">
            <text:p>103459581</text:p>
          </table:table-cell>
          <table:table-cell office:value-type="float" office:value="8019332" calcext:value-type="float">
            <text:p>8019332</text:p>
          </table:table-cell>
          <table:table-cell office:value-type="float" office:value="44379549" calcext:value-type="float">
            <text:p>44379549</text:p>
          </table:table-cell>
          <table:table-cell office:value-type="float" office:value="106816250" calcext:value-type="float">
            <text:p>106816250</text:p>
          </table:table-cell>
          <table:table-cell/>
          <table:table-cell table:formula="of:=[.B13]/[.B12]" office:value-type="float" office:value="3.84029282340434" calcext:value-type="float">
            <text:p>3.84029282340434</text:p>
          </table:table-cell>
          <table:table-cell table:formula="of:=[.C13]/[.C12]" office:value-type="float" office:value="4.24396937253077" calcext:value-type="float">
            <text:p>4.24396937253077</text:p>
          </table:table-cell>
          <table:table-cell table:formula="of:=[.D13]/[.D12]" office:value-type="float" office:value="4.07637087733659" calcext:value-type="float">
            <text:p>4.07637087733659</text:p>
          </table:table-cell>
          <table:table-cell table:formula="of:=[.E13]/[.E12]" office:value-type="float" office:value="4.14240309352745" calcext:value-type="float">
            <text:p>4.14240309352745</text:p>
          </table:table-cell>
          <table:table-cell table:formula="of:=[.F13]/[.F12]" office:value-type="float" office:value="4.07658893511765" calcext:value-type="float">
            <text:p>4.07658893511765</text:p>
          </table:table-cell>
          <table:table-cell table:formula="of:=[.G13]/[.G12]" office:value-type="float" office:value="3.97951242890591" calcext:value-type="float">
            <text:p>3.97951242890591</text:p>
          </table:table-cell>
        </table:table-row>
        <table:table-row table:style-name="ro1">
          <table:table-cell table:formula="of:=[.A13]*2" office:value-type="float" office:value="65536" calcext:value-type="float">
            <text:p>65536</text:p>
          </table:table-cell>
          <table:table-cell table:number-columns-repeated="13"/>
        </table:table-row>
        <table:table-row table:style-name="ro1">
          <table:table-cell table:formula="of:=[.A14]*2" office:value-type="float" office:value="131072" calcext:value-type="float">
            <text:p>131072</text:p>
          </table:table-cell>
          <table:table-cell table:number-columns-repeated="13"/>
        </table:table-row>
        <table:table-row table:style-name="ro1">
          <table:table-cell table:formula="of:=[.A15]*2" office:value-type="float" office:value="262144" calcext:value-type="float">
            <text:p>262144</text:p>
          </table:table-cell>
          <table:table-cell table:number-columns-repeated="13"/>
        </table:table-row>
        <table:table-row table:style-name="ro1">
          <table:table-cell table:formula="of:=[.A16]*2" office:value-type="float" office:value="524288" calcext:value-type="float">
            <text:p>524288</text:p>
          </table:table-cell>
          <table:table-cell table:number-columns-repeated="13"/>
        </table:table-row>
        <table:table-row table:style-name="ro1">
          <table:table-cell table:formula="of:=[.A17]*2" office:value-type="float" office:value="1048576" calcext:value-type="float">
            <text:p>1048576</text:p>
          </table:table-cell>
          <table:table-cell table:number-columns-repeated="13"/>
        </table:table-row>
        <table:table-row table:style-name="ro1">
          <table:table-cell table:formula="of:=[.A18]*2" office:value-type="float" office:value="2097152" calcext:value-type="float">
            <text:p>2097152</text:p>
          </table:table-cell>
          <table:table-cell table:number-columns-repeated="13"/>
        </table:table-row>
        <table:table-row table:style-name="ro1">
          <table:table-cell table:formula="of:=[.A19]*2" office:value-type="float" office:value="4194304" calcext:value-type="float">
            <text:p>4194304</text:p>
          </table:table-cell>
          <table:table-cell table:number-columns-repeated="13"/>
        </table:table-row>
        <table:table-row table:style-name="ro1">
          <table:table-cell table:formula="of:=[.A20]*2" office:value-type="float" office:value="8388608" calcext:value-type="float">
            <text:p>8388608</text:p>
          </table:table-cell>
          <table:table-cell table:number-columns-repeated="13"/>
        </table:table-row>
        <table:table-row table:style-name="ro1">
          <table:table-cell table:formula="of:=[.A21]*2" office:value-type="float" office:value="16777216" calcext:value-type="float">
            <text:p>16777216</text:p>
          </table:table-cell>
          <table:table-cell table:number-columns-repeated="13"/>
        </table:table-row>
        <table:table-row table:style-name="ro1">
          <table:table-cell table:formula="of:=[.A22]*2" office:value-type="float" office:value="33554432" calcext:value-type="float">
            <text:p>33554432</text:p>
          </table:table-cell>
          <table:table-cell table:number-columns-repeated="13"/>
        </table:table-row>
        <table:table-row table:style-name="ro1">
          <table:table-cell table:formula="of:=[.A23]*2" office:value-type="float" office:value="67108864" calcext:value-type="float">
            <text:p>67108864</text:p>
          </table:table-cell>
          <table:table-cell table:number-columns-repeated="13"/>
        </table:table-row>
        <table:table-row table:style-name="ro1">
          <table:table-cell table:formula="of:=[.A24]*2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1">
          <table:table-cell table:formula="of:=[.A25]*2" office:value-type="float" office:value="268435456" calcext:value-type="float">
            <text:p>268435456</text:p>
          </table:table-cell>
          <table:table-cell table:number-columns-repeated="13"/>
        </table:table-row>
        <table:table-row table:style-name="ro1">
          <table:table-cell table:formula="of:=[.A26]*2" office:value-type="float" office:value="536870912" calcext:value-type="float">
            <text:p>536870912</text:p>
          </table:table-cell>
          <table:table-cell table:number-columns-repeated="13"/>
        </table:table-row>
        <table:table-row table:style-name="ro1">
          <table:table-cell table:formula="of:=[.A27]*2" office:value-type="float" office:value="1073741824" calcext:value-type="float">
            <text:p>1073741824</text:p>
          </table:table-cell>
          <table:table-cell table:number-columns-repeated="13"/>
        </table:table-row>
        <table:table-row table:style-name="ro1">
          <table:table-cell table:formula="of:=[.A28]*2" office:value-type="float" office:value="2147483648" calcext:value-type="float">
            <text:p>2147483648</text:p>
          </table:table-cell>
          <table:table-cell table:number-columns-repeated="13"/>
        </table:table-row>
        <table:table-row table:style-name="ro1">
          <table:table-cell table:formula="of:=[.A29]*2" office:value-type="float" office:value="4294967296" calcext:value-type="float">
            <text:p>4294967296</text:p>
          </table:table-cell>
          <table:table-cell table:number-columns-repeated="13"/>
        </table:table-row>
        <table:table-row table:style-name="ro1">
          <table:table-cell table:formula="of:=[.A30]*2" office:value-type="float" office:value="8589934592" calcext:value-type="float">
            <text:p>8589934592</text:p>
          </table:table-cell>
          <table:table-cell table:number-columns-repeated="13"/>
        </table:table-row>
        <table:table-row table:style-name="ro1">
          <table:table-cell table:formula="of:=[.A31]*2" office:value-type="float" office:value="17179869184" calcext:value-type="float">
            <text:p>17179869184</text:p>
          </table:table-cell>
          <table:table-cell table:number-columns-repeated="13"/>
        </table:table-row>
        <table:table-row table:style-name="ro1">
          <table:table-cell table:formula="of:=[.A32]*2" office:value-type="float" office:value="34359738368" calcext:value-type="float">
            <text:p>34359738368</text:p>
          </table:table-cell>
          <table:table-cell table:number-columns-repeated="13"/>
        </table:table-row>
        <table:table-row table:style-name="ro1">
          <table:table-cell table:formula="of:=[.A33]*2" office:value-type="float" office:value="68719476736" calcext:value-type="float">
            <text:p>68719476736</text:p>
          </table:table-cell>
          <table:table-cell table:number-columns-repeated="13"/>
        </table:table-row>
        <table:table-row table:style-name="ro1">
          <table:table-cell table:formula="of:=[.A34]*2" office:value-type="float" office:value="137438953472" calcext:value-type="float">
            <text:p>137438953472</text:p>
          </table:table-cell>
          <table:table-cell table:number-columns-repeated="13"/>
        </table:table-row>
        <table:table-row table:style-name="ro1">
          <table:table-cell table:formula="of:=[.A35]*2" office:value-type="float" office:value="274877906944" calcext:value-type="float">
            <text:p>274877906944</text:p>
          </table:table-cell>
          <table:table-cell table:number-columns-repeated="13"/>
        </table:table-row>
        <table:table-row table:style-name="ro1">
          <table:table-cell table:formula="of:=[.A36]*2" office:value-type="float" office:value="549755813888" calcext:value-type="float">
            <text:p>549755813888</text:p>
          </table:table-cell>
          <table:table-cell table:number-columns-repeated="13"/>
        </table:table-row>
        <table:table-row table:style-name="ro1">
          <table:table-cell table:formula="of:=[.A37]*2" office:value-type="float" office:value="1099511627776" calcext:value-type="float">
            <text:p>1099511627776</text:p>
          </table:table-cell>
          <table:table-cell table:number-columns-repeated="13"/>
        </table:table-row>
        <table:table-row table:style-name="ro1">
          <table:table-cell table:formula="of:=[.A38]*2" office:value-type="float" office:value="2199023255552" calcext:value-type="float">
            <text:p>2199023255552</text:p>
          </table:table-cell>
          <table:table-cell table:number-columns-repeated="13"/>
        </table:table-row>
        <table:table-row table:style-name="ro1">
          <table:table-cell table:formula="of:=[.A39]*2" office:value-type="float" office:value="4398046511104" calcext:value-type="float">
            <text:p>4398046511104</text:p>
          </table:table-cell>
          <table:table-cell table:number-columns-repeated="13"/>
        </table:table-row>
      </table:table>
      <table:table table:name="Time per element" table:style-name="ta1">
        <table:shapes>
          <draw:frame draw:z-index="0" draw:style-name="gr1" draw:text-style-name="P1" svg:width="6.2988in" svg:height="3.5429in" svg:x="0.289in" svg:y="2.5909in">
            <draw:object draw:notify-on-update-of-ranges="'Time per element'.A1:'Time per element'.A1 'Time per element'.A2:'Time per element'.A13 'Time per element'.B1:'Time per element'.B1 'Time per element'.B2:'Time per element'.B13 'Time per element'.C1:'Time per element'.C1 'Time per element'.C2:'Time per element'.C13 'Time per element'.D1:'Time per element'.D1 'Time per element'.D2:'Time per element'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9728in" svg:y="2.6433in">
            <draw:object draw:notify-on-update-of-ranges="'Time per element'.I2:'Time per element'.I13 'Time per element'.J2:'Time per element'.J13 'Time per element'.K2:'Time per element'.K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rray Le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.00486328125" calcext:value-type="float">
            <text:p>0.00486328125</text:p>
          </table:table-cell>
          <table:table-cell office:value-type="float" office:value="0.00812109375" calcext:value-type="float">
            <text:p>0.00812109375</text:p>
          </table:table-cell>
          <table:table-cell office:value-type="float" office:value="0.00785546875" calcext:value-type="float">
            <text:p>0.00785546875</text:p>
          </table:table-cell>
          <table:table-cell office:value-type="float" office:value="0.00762109375" calcext:value-type="float">
            <text:p>0.00762109375</text:p>
          </table:table-cell>
          <table:table-cell office:value-type="float" office:value="0.0139375" calcext:value-type="float">
            <text:p>0.01393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]/[.B2]" office:value-type="float" office:value="1" calcext:value-type="float">
            <text:p>1</text:p>
          </table:table-cell>
          <table:table-cell table:formula="of:=[.D2]/[.B2]" office:value-type="float" office:value="1.66987951807229" calcext:value-type="float">
            <text:p>1.669879518072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46318359375" calcext:value-type="float">
            <text:p>0.0046318359375</text:p>
          </table:table-cell>
          <table:table-cell office:value-type="float" office:value="0.0044140625" calcext:value-type="float">
            <text:p>0.0044140625</text:p>
          </table:table-cell>
          <table:table-cell office:value-type="float" office:value="0.00787109375" calcext:value-type="float">
            <text:p>0.00787109375</text:p>
          </table:table-cell>
          <table:table-cell office:value-type="float" office:value="0.0074306640625" calcext:value-type="float">
            <text:p>0.0074306640625</text:p>
          </table:table-cell>
          <table:table-cell office:value-type="float" office:value="0.0074267578125" calcext:value-type="float">
            <text:p>0.0074267578125</text:p>
          </table:table-cell>
          <table:table-cell office:value-type="float" office:value="0.013927734375" calcext:value-type="float">
            <text:p>0.0139277343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]/[.B3]" office:value-type="float" office:value="0.952983343875184" calcext:value-type="float">
            <text:p>0.952983343875184</text:p>
          </table:table-cell>
          <table:table-cell table:formula="of:=[.D3]/[.B3]" office:value-type="float" office:value="1.69934640522876" calcext:value-type="float">
            <text:p>1.699346405228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4628173828125" calcext:value-type="float">
            <text:p>0.004628173828125</text:p>
          </table:table-cell>
          <table:table-cell office:value-type="float" office:value="0.004406982421875" calcext:value-type="float">
            <text:p>0.004406982421875</text:p>
          </table:table-cell>
          <table:table-cell office:value-type="float" office:value="0.007115234375" calcext:value-type="float">
            <text:p>0.007115234375</text:p>
          </table:table-cell>
          <table:table-cell office:value-type="float" office:value="0.007272705078125" calcext:value-type="float">
            <text:p>0.007272705078125</text:p>
          </table:table-cell>
          <table:table-cell office:value-type="float" office:value="0.007249267578125" calcext:value-type="float">
            <text:p>0.007249267578125</text:p>
          </table:table-cell>
          <table:table-cell office:value-type="float" office:value="0.013798828125" calcext:value-type="float">
            <text:p>0.0137988281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4]/[.B4]" office:value-type="float" office:value="0.952207627789207" calcext:value-type="float">
            <text:p>0.952207627789207</text:p>
          </table:table-cell>
          <table:table-cell table:formula="of:=[.D4]/[.B4]" office:value-type="float" office:value="1.53737405707654" calcext:value-type="float">
            <text:p>1.537374057076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3642578125" calcext:value-type="float">
            <text:p>0.0043642578125</text:p>
          </table:table-cell>
          <table:table-cell office:value-type="float" office:value="0.00454437255859375" calcext:value-type="float">
            <text:p>0.00454437255859375</text:p>
          </table:table-cell>
          <table:table-cell office:value-type="float" office:value="0.0080892333984375" calcext:value-type="float">
            <text:p>0.0080892333984375</text:p>
          </table:table-cell>
          <table:table-cell office:value-type="float" office:value="0.00736273193359375" calcext:value-type="float">
            <text:p>0.00736273193359375</text:p>
          </table:table-cell>
          <table:table-cell office:value-type="float" office:value="0.007473876953125" calcext:value-type="float">
            <text:p>0.007473876953125</text:p>
          </table:table-cell>
          <table:table-cell office:value-type="float" office:value="0.0140016479492188" calcext:value-type="float">
            <text:p>0.014001647949218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/[.B5]" office:value-type="float" office:value="1.04127041843813" calcext:value-type="float">
            <text:p>1.04127041843813</text:p>
          </table:table-cell>
          <table:table-cell table:formula="of:=[.D5]/[.B5]" office:value-type="float" office:value="1.85351868426941" calcext:value-type="float">
            <text:p>1.8535186842694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77738952636719" calcext:value-type="float">
            <text:p>0.00577738952636719</text:p>
          </table:table-cell>
          <table:table-cell office:value-type="float" office:value="0.00606521606445313" calcext:value-type="float">
            <text:p>0.00606521606445313</text:p>
          </table:table-cell>
          <table:table-cell office:value-type="float" office:value="0.0118461761474609" calcext:value-type="float">
            <text:p>0.0118461761474609</text:p>
          </table:table-cell>
          <table:table-cell office:value-type="float" office:value="0.0093314208984375" calcext:value-type="float">
            <text:p>0.0093314208984375</text:p>
          </table:table-cell>
          <table:table-cell office:value-type="float" office:value="0.00957994079589844" calcext:value-type="float">
            <text:p>0.00957994079589844</text:p>
          </table:table-cell>
          <table:table-cell office:value-type="float" office:value="0.0178680419921875" calcext:value-type="float">
            <text:p>0.0178680419921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/[.B6]" office:value-type="float" office:value="1.04981947932926" calcext:value-type="float">
            <text:p>1.04981947932926</text:p>
          </table:table-cell>
          <table:table-cell table:formula="of:=[.D6]/[.B6]" office:value-type="float" office:value="2.05043750181576" calcext:value-type="float">
            <text:p>2.0504375018157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48370361328125" calcext:value-type="float">
            <text:p>0.0048370361328125</text:p>
          </table:table-cell>
          <table:table-cell office:value-type="float" office:value="0.00522994995117188" calcext:value-type="float">
            <text:p>0.00522994995117188</text:p>
          </table:table-cell>
          <table:table-cell office:value-type="float" office:value="0.00864410400390625" calcext:value-type="float">
            <text:p>0.00864410400390625</text:p>
          </table:table-cell>
          <table:table-cell office:value-type="float" office:value="0.0073089599609375" calcext:value-type="float">
            <text:p>0.0073089599609375</text:p>
          </table:table-cell>
          <table:table-cell office:value-type="float" office:value="0.00754928588867188" calcext:value-type="float">
            <text:p>0.00754928588867188</text:p>
          </table:table-cell>
          <table:table-cell office:value-type="float" office:value="0.017578125" calcext:value-type="float">
            <text:p>0.0175781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/[.B7]" office:value-type="float" office:value="1.08123028391167" calcext:value-type="float">
            <text:p>1.08123028391167</text:p>
          </table:table-cell>
          <table:table-cell table:formula="of:=[.D7]/[.B7]" office:value-type="float" office:value="1.78706624605678" calcext:value-type="float">
            <text:p>1.7870662460567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452041625976563" calcext:value-type="float">
            <text:p>0.00452041625976563</text:p>
          </table:table-cell>
          <table:table-cell office:value-type="float" office:value="0.0063934326171875" calcext:value-type="float">
            <text:p>0.0063934326171875</text:p>
          </table:table-cell>
          <table:table-cell office:value-type="float" office:value="0.0123071670532227" calcext:value-type="float">
            <text:p>0.0123071670532227</text:p>
          </table:table-cell>
          <table:table-cell office:value-type="float" office:value="0.00896358489990234" calcext:value-type="float">
            <text:p>0.00896358489990234</text:p>
          </table:table-cell>
          <table:table-cell office:value-type="float" office:value="0.0101232528686523" calcext:value-type="float">
            <text:p>0.0101232528686523</text:p>
          </table:table-cell>
          <table:table-cell office:value-type="float" office:value="0.0177078247070313" calcext:value-type="float">
            <text:p>0.01770782470703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/[.B8]" office:value-type="float" office:value="1.41434599156118" calcext:value-type="float">
            <text:p>1.41434599156118</text:p>
          </table:table-cell>
          <table:table-cell table:formula="of:=[.D8]/[.B8]" office:value-type="float" office:value="2.72257383966245" calcext:value-type="float">
            <text:p>2.7225738396624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0439453125" calcext:value-type="float">
            <text:p>0.00439453125</text:p>
          </table:table-cell>
          <table:table-cell office:value-type="float" office:value="0.0100269317626953" calcext:value-type="float">
            <text:p>0.0100269317626953</text:p>
          </table:table-cell>
          <table:table-cell office:value-type="float" office:value="0.0188443660736084" calcext:value-type="float">
            <text:p>0.0188443660736084</text:p>
          </table:table-cell>
          <table:table-cell office:value-type="float" office:value="0.0076136589050293" calcext:value-type="float">
            <text:p>0.0076136589050293</text:p>
          </table:table-cell>
          <table:table-cell office:value-type="float" office:value="0.0170354843139648" calcext:value-type="float">
            <text:p>0.0170354843139648</text:p>
          </table:table-cell>
          <table:table-cell office:value-type="float" office:value="0.0232980251312256" calcext:value-type="float">
            <text:p>0.023298025131225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/[.B9]" office:value-type="float" office:value="2.28168402777777" calcext:value-type="float">
            <text:p>2.28168402777777</text:p>
          </table:table-cell>
          <table:table-cell table:formula="of:=[.D9]/[.B9]" office:value-type="float" office:value="4.28814019097222" calcext:value-type="float">
            <text:p>4.2881401909722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0432044267654419" calcext:value-type="float">
            <text:p>0.00432044267654419</text:p>
          </table:table-cell>
          <table:table-cell office:value-type="float" office:value="0.0171173810958862" calcext:value-type="float">
            <text:p>0.0171173810958862</text:p>
          </table:table-cell>
          <table:table-cell office:value-type="float" office:value="0.0479294657707214" calcext:value-type="float">
            <text:p>0.0479294657707214</text:p>
          </table:table-cell>
          <table:table-cell office:value-type="float" office:value="0.00746577978134155" calcext:value-type="float">
            <text:p>0.00746577978134155</text:p>
          </table:table-cell>
          <table:table-cell office:value-type="float" office:value="0.015073835849762" calcext:value-type="float">
            <text:p>0.015073835849762</text:p>
          </table:table-cell>
          <table:table-cell office:value-type="float" office:value="0.016812264919281" calcext:value-type="float">
            <text:p>0.01681226491928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/[.B10]" office:value-type="float" office:value="3.9619507484307" calcext:value-type="float">
            <text:p>3.9619507484307</text:p>
          </table:table-cell>
          <table:table-cell table:formula="of:=[.D10]/[.B10]" office:value-type="float" office:value="11.0936469614403" calcext:value-type="float">
            <text:p>11.093646961440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00446382164955139" calcext:value-type="float">
            <text:p>0.00446382164955139</text:p>
          </table:table-cell>
          <table:table-cell office:value-type="float" office:value="0.0290727764368057" calcext:value-type="float">
            <text:p>0.0290727764368057</text:p>
          </table:table-cell>
          <table:table-cell office:value-type="float" office:value="0.0950179547071457" calcext:value-type="float">
            <text:p>0.0950179547071457</text:p>
          </table:table-cell>
          <table:table-cell office:value-type="float" office:value="0.00744746625423431" calcext:value-type="float">
            <text:p>0.00744746625423431</text:p>
          </table:table-cell>
          <table:table-cell office:value-type="float" office:value="0.0113764405250549" calcext:value-type="float">
            <text:p>0.0113764405250549</text:p>
          </table:table-cell>
          <table:table-cell office:value-type="float" office:value="0.0201683789491653" calcext:value-type="float">
            <text:p>0.02016837894916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/[.B11]" office:value-type="float" office:value="6.51297894926593" calcext:value-type="float">
            <text:p>6.51297894926593</text:p>
          </table:table-cell>
          <table:table-cell table:formula="of:=[.D11]/[.B11]" office:value-type="float" office:value="21.2862345691376" calcext:value-type="float">
            <text:p>21.286234569137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0.00442928075790405" calcext:value-type="float">
            <text:p>0.00442928075790405</text:p>
          </table:table-cell>
          <table:table-cell office:value-type="float" office:value="0.0292807929217815" calcext:value-type="float">
            <text:p>0.0292807929217815</text:p>
          </table:table-cell>
          <table:table-cell office:value-type="float" office:value="0.0945490449666977" calcext:value-type="float">
            <text:p>0.0945490449666977</text:p>
          </table:table-cell>
          <table:table-cell office:value-type="float" office:value="0.0072118379175663" calcext:value-type="float">
            <text:p>0.0072118379175663</text:p>
          </table:table-cell>
          <table:table-cell office:value-type="float" office:value="0.0405551567673683" calcext:value-type="float">
            <text:p>0.0405551567673683</text:p>
          </table:table-cell>
          <table:table-cell office:value-type="float" office:value="0.099992536008358" calcext:value-type="float">
            <text:p>0.09999253600835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/[.B12]" office:value-type="float" office:value="6.61073310142509" calcext:value-type="float">
            <text:p>6.61073310142509</text:p>
          </table:table-cell>
          <table:table-cell table:formula="of:=[.D12]/[.B12]" office:value-type="float" office:value="21.3463652756658" calcext:value-type="float">
            <text:p>21.3463652756658</text:p>
          </table:table-cell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0.00425243377685547" calcext:value-type="float">
            <text:p>0.00425243377685547</text:p>
          </table:table-cell>
          <table:table-cell office:value-type="float" office:value="0.0310666970908642" calcext:value-type="float">
            <text:p>0.0310666970908642</text:p>
          </table:table-cell>
          <table:table-cell office:value-type="float" office:value="0.0963542433455586" calcext:value-type="float">
            <text:p>0.0963542433455586</text:p>
          </table:table-cell>
          <table:table-cell office:value-type="float" office:value="0.00746858492493629" calcext:value-type="float">
            <text:p>0.00746858492493629</text:p>
          </table:table-cell>
          <table:table-cell office:value-type="float" office:value="0.0413316758349538" calcext:value-type="float">
            <text:p>0.0413316758349538</text:p>
          </table:table-cell>
          <table:table-cell office:value-type="float" office:value="0.0994803849607706" calcext:value-type="float">
            <text:p>0.09948038496077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/[.B13]" office:value-type="float" office:value="7.30562748794573" calcext:value-type="float">
            <text:p>7.30562748794573</text:p>
          </table:table-cell>
          <table:table-cell table:formula="of:=[.D13]/[.B13]" office:value-type="float" office:value="22.658611139339" calcext:value-type="float">
            <text:p>22.658611139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02:38.879745187</meta:creation-date>
    <dc:date>2024-02-22T15:16:13.068281631</dc:date>
    <meta:editing-duration>PT2H50M25S</meta:editing-duration>
    <meta:editing-cycles>3</meta:editing-cycles>
    <meta:generator>LibreOffice/7.3.7.2$Linux_X86_64 LibreOffice_project/30$Build-2</meta:generator>
    <meta:document-statistic meta:table-count="2" meta:cell-count="31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956cm" style:legend-expansion="high" chart:style-name="ch2"/>
        <chart:plot-area chart:style-name="ch3" table:cell-range-address="Raw.B1:Raw.G14" chart:data-source-has-labels="row" svg:x="0.32cm" svg:y="0.18cm" svg:width="13.593cm" svg:height="8.64cm">
          <chart:coordinate-region svg:x="2.238cm" svg:y="0.379cm" svg:width="11.4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B2:Raw.B14" chart:label-cell-address="Raw.B1:Raw.B1" chart:class="chart:line">
            <chart:data-point chart:repeated="13"/>
          </chart:series>
          <chart:series chart:style-name="ch7" chart:values-cell-range-address="Raw.C2:Raw.C14" chart:label-cell-address="Raw.C1:Raw.C1" chart:class="chart:line">
            <chart:data-point chart:repeated="13"/>
          </chart:series>
          <chart:series chart:style-name="ch8" chart:values-cell-range-address="Raw.D2:Raw.D14" chart:label-cell-address="Raw.D1:Raw.D1" chart:class="chart:line">
            <chart:data-point chart:repeated="13"/>
          </chart:series>
          <chart:series chart:style-name="ch9" chart:values-cell-range-address="Raw.E2:Raw.E14" chart:label-cell-address="Raw.E1:Raw.E1" chart:class="chart:line">
            <chart:data-point chart:repeated="13"/>
          </chart:series>
          <chart:series chart:style-name="ch10" chart:values-cell-range-address="Raw.F2:Raw.F14" chart:label-cell-address="Raw.F1:Raw.F1" chart:class="chart:line">
            <chart:data-point chart:repeated="13"/>
          </chart:series>
          <chart:series chart:style-name="ch11" chart:values-cell-range-address="Raw.G2:Raw.G14" chart:label-cell-address="Raw.G1:Raw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Raw.B1:Raw.B1</svg:desc>
                </draw:g>
              </table:table-cell>
              <table:table-cell office:value-type="string">
                <text:p>F2</text:p>
                <draw:g>
                  <svg:desc>Raw.C1:Raw.C1</svg:desc>
                </draw:g>
              </table:table-cell>
              <table:table-cell office:value-type="string">
                <text:p>F3</text:p>
                <draw:g>
                  <svg:desc>Raw.D1:Raw.D1</svg:desc>
                </draw:g>
              </table:table-cell>
              <table:table-cell office:value-type="string">
                <text:p>N1</text:p>
                <draw:g>
                  <svg:desc>Raw.E1:Raw.E1</svg:desc>
                </draw:g>
              </table:table-cell>
              <table:table-cell office:value-type="string">
                <text:p>N2</text:p>
                <draw:g>
                  <svg:desc>Raw.F1:Raw.F1</svg:desc>
                </draw:g>
              </table:table-cell>
              <table:table-cell office:value-type="string">
                <text:p>N3</text:p>
                <draw:g>
                  <svg:desc>Raw.G1:Raw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5">
                <text:p>1.245</text:p>
                <draw:g>
                  <svg:desc>Raw.B2:Raw.B14</svg:desc>
                </draw:g>
              </table:table-cell>
              <table:table-cell office:value-type="float" office:value="1.245">
                <text:p>1.245</text:p>
                <draw:g>
                  <svg:desc>Raw.C2:Raw.C14</svg:desc>
                </draw:g>
              </table:table-cell>
              <table:table-cell office:value-type="float" office:value="2.079">
                <text:p>2.079</text:p>
                <draw:g>
                  <svg:desc>Raw.D2:Raw.D14</svg:desc>
                </draw:g>
              </table:table-cell>
              <table:table-cell office:value-type="float" office:value="2.011">
                <text:p>2.011</text:p>
                <draw:g>
                  <svg:desc>Raw.E2:Raw.E14</svg:desc>
                </draw:g>
              </table:table-cell>
              <table:table-cell office:value-type="float" office:value="1.951">
                <text:p>1.951</text:p>
                <draw:g>
                  <svg:desc>Raw.F2:Raw.F14</svg:desc>
                </draw:g>
              </table:table-cell>
              <table:table-cell office:value-type="float" office:value="3.568">
                <text:p>3.568</text:p>
                <draw:g>
                  <svg:desc>Raw.G2:Raw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43">
                <text:p>4.743</text:p>
              </table:table-cell>
              <table:table-cell office:value-type="float" office:value="4.52">
                <text:p>4.52</text:p>
              </table:table-cell>
              <table:table-cell office:value-type="float" office:value="8.06">
                <text:p>8.06</text:p>
              </table:table-cell>
              <table:table-cell office:value-type="float" office:value="7.609">
                <text:p>7.609</text:p>
              </table:table-cell>
              <table:table-cell office:value-type="float" office:value="7.605">
                <text:p>7.605</text:p>
              </table:table-cell>
              <table:table-cell office:value-type="float" office:value="14.262">
                <text:p>14.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57">
                <text:p>18.957</text:p>
              </table:table-cell>
              <table:table-cell office:value-type="float" office:value="18.051">
                <text:p>18.051</text:p>
              </table:table-cell>
              <table:table-cell office:value-type="float" office:value="29.144">
                <text:p>29.144</text:p>
              </table:table-cell>
              <table:table-cell office:value-type="float" office:value="29.789">
                <text:p>29.789</text:p>
              </table:table-cell>
              <table:table-cell office:value-type="float" office:value="29.693">
                <text:p>29.693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504">
                <text:p>71.504</text:p>
              </table:table-cell>
              <table:table-cell office:value-type="float" office:value="74.455">
                <text:p>74.455</text:p>
              </table:table-cell>
              <table:table-cell office:value-type="float" office:value="132.534">
                <text:p>132.534</text:p>
              </table:table-cell>
              <table:table-cell office:value-type="float" office:value="120.631">
                <text:p>120.631</text:p>
              </table:table-cell>
              <table:table-cell office:value-type="float" office:value="122.452">
                <text:p>122.452</text:p>
              </table:table-cell>
              <table:table-cell office:value-type="float" office:value="229.403">
                <text:p>229.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.627">
                <text:p>378.627</text:p>
              </table:table-cell>
              <table:table-cell office:value-type="float" office:value="397.49">
                <text:p>397.49</text:p>
              </table:table-cell>
              <table:table-cell office:value-type="float" office:value="776.351">
                <text:p>776.351</text:p>
              </table:table-cell>
              <table:table-cell office:value-type="float" office:value="611.544">
                <text:p>611.544</text:p>
              </table:table-cell>
              <table:table-cell office:value-type="float" office:value="627.831">
                <text:p>627.83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8">
                <text:p>1268</text:p>
              </table:table-cell>
              <table:table-cell office:value-type="float" office:value="1371">
                <text:p>1371</text:p>
              </table:table-cell>
              <table:table-cell office:value-type="float" office:value="2266">
                <text:p>2266</text:p>
              </table:table-cell>
              <table:table-cell office:value-type="float" office:value="1916">
                <text:p>1916</text:p>
              </table:table-cell>
              <table:table-cell office:value-type="float" office:value="1979">
                <text:p>1979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40">
                <text:p>4740</text:p>
              </table:table-cell>
              <table:table-cell office:value-type="float" office:value="6704">
                <text:p>6704</text:p>
              </table:table-cell>
              <table:table-cell office:value-type="float" office:value="12905">
                <text:p>12905</text:p>
              </table:table-cell>
              <table:table-cell office:value-type="float" office:value="9399">
                <text:p>9399</text:p>
              </table:table-cell>
              <table:table-cell office:value-type="float" office:value="10615">
                <text:p>10615</text:p>
              </table:table-cell>
              <table:table-cell office:value-type="float" office:value="18568">
                <text:p>18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32">
                <text:p>18432</text:p>
              </table:table-cell>
              <table:table-cell office:value-type="float" office:value="42056">
                <text:p>42056</text:p>
              </table:table-cell>
              <table:table-cell office:value-type="float" office:value="79039">
                <text:p>79039</text:p>
              </table:table-cell>
              <table:table-cell office:value-type="float" office:value="31934">
                <text:p>31934</text:p>
              </table:table-cell>
              <table:table-cell office:value-type="float" office:value="71452">
                <text:p>71452</text:p>
              </table:table-cell>
              <table:table-cell office:value-type="float" office:value="97719">
                <text:p>97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485">
                <text:p>72485</text:p>
              </table:table-cell>
              <table:table-cell office:value-type="float" office:value="287182">
                <text:p>287182</text:p>
              </table:table-cell>
              <table:table-cell office:value-type="float" office:value="804123">
                <text:p>804123</text:p>
              </table:table-cell>
              <table:table-cell office:value-type="float" office:value="125255">
                <text:p>125255</text:p>
              </table:table-cell>
              <table:table-cell office:value-type="float" office:value="252897">
                <text:p>252897</text:p>
              </table:table-cell>
              <table:table-cell office:value-type="float" office:value="282063">
                <text:p>282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562">
                <text:p>299562</text:p>
              </table:table-cell>
              <table:table-cell office:value-type="float" office:value="1951041">
                <text:p>1951041</text:p>
              </table:table-cell>
              <table:table-cell office:value-type="float" office:value="6376547">
                <text:p>6376547</text:p>
              </table:table-cell>
              <table:table-cell office:value-type="float" office:value="499791">
                <text:p>499791</text:p>
              </table:table-cell>
              <table:table-cell office:value-type="float" office:value="763460">
                <text:p>763460</text:p>
              </table:table-cell>
              <table:table-cell office:value-type="float" office:value="1353477">
                <text:p>1353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8976">
                <text:p>1188976</text:p>
              </table:table-cell>
              <table:table-cell office:value-type="float" office:value="7860003">
                <text:p>7860003</text:p>
              </table:table-cell>
              <table:table-cell office:value-type="float" office:value="25380316">
                <text:p>25380316</text:p>
              </table:table-cell>
              <table:table-cell office:value-type="float" office:value="1935913">
                <text:p>1935913</text:p>
              </table:table-cell>
              <table:table-cell office:value-type="float" office:value="10886442">
                <text:p>10886442</text:p>
              </table:table-cell>
              <table:table-cell office:value-type="float" office:value="26841542">
                <text:p>26841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6016">
                <text:p>4566016</text:p>
              </table:table-cell>
              <table:table-cell office:value-type="float" office:value="33357612">
                <text:p>33357612</text:p>
              </table:table-cell>
              <table:table-cell office:value-type="float" office:value="103459581">
                <text:p>103459581</text:p>
              </table:table-cell>
              <table:table-cell office:value-type="float" office:value="8019332">
                <text:p>8019332</text:p>
              </table:table-cell>
              <table:table-cell office:value-type="float" office:value="44379549">
                <text:p>44379549</text:p>
              </table:table-cell>
              <table:table-cell office:value-type="float" office:value="106816250">
                <text:p>106816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2.956cm" style:legend-expansion="high" chart:style-name="ch2"/>
        <chart:plot-area chart:style-name="ch3" table:cell-range-address="Raw.I3:Raw.N13" svg:x="0.32cm" svg:y="0.18cm" svg:width="12.455cm" svg:height="8.64cm">
          <chart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.I3:Raw.I13" chart:class="chart:line">
            <chart:data-point chart:repeated="11"/>
          </chart:series>
          <chart:series chart:style-name="ch7" chart:values-cell-range-address="Raw.J3:Raw.J13" chart:class="chart:line">
            <chart:data-point chart:repeated="11"/>
          </chart:series>
          <chart:series chart:style-name="ch8" chart:values-cell-range-address="Raw.K3:Raw.K13" chart:class="chart:line">
            <chart:data-point chart:repeated="11"/>
          </chart:series>
          <chart:series chart:style-name="ch9" chart:values-cell-range-address="Raw.L3:Raw.L13" chart:class="chart:line">
            <chart:data-point chart:repeated="11"/>
          </chart:series>
          <chart:series chart:style-name="ch10" chart:values-cell-range-address="Raw.M3:Raw.M13" chart:class="chart:line">
            <chart:data-point chart:repeated="11"/>
          </chart:series>
          <chart:series chart:style-name="ch11" chart:values-cell-range-address="Raw.N3:Raw.N1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0963855421687">
                <text:p>3.80963855421687</text:p>
                <draw:g>
                  <svg:desc>Raw.I3:Raw.I13</svg:desc>
                </draw:g>
              </table:table-cell>
              <table:table-cell office:value-type="float" office:value="3.63052208835341">
                <text:p>3.63052208835341</text:p>
                <draw:g>
                  <svg:desc>Raw.J3:Raw.J13</svg:desc>
                </draw:g>
              </table:table-cell>
              <table:table-cell office:value-type="float" office:value="3.87686387686388">
                <text:p>3.87686387686388</text:p>
                <draw:g>
                  <svg:desc>Raw.K3:Raw.K13</svg:desc>
                </draw:g>
              </table:table-cell>
              <table:table-cell office:value-type="float" office:value="3.78368970661362">
                <text:p>3.78368970661362</text:p>
                <draw:g>
                  <svg:desc>Raw.L3:Raw.L13</svg:desc>
                </draw:g>
              </table:table-cell>
              <table:table-cell office:value-type="float" office:value="3.89800102511533">
                <text:p>3.89800102511533</text:p>
                <draw:g>
                  <svg:desc>Raw.M3:Raw.M13</svg:desc>
                </draw:g>
              </table:table-cell>
              <table:table-cell office:value-type="float" office:value="3.99719730941704">
                <text:p>3.99719730941704</text:p>
                <draw:g>
                  <svg:desc>Raw.N3:Raw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9683744465528">
                <text:p>3.99683744465528</text:p>
              </table:table-cell>
              <table:table-cell office:value-type="float" office:value="3.99358407079646">
                <text:p>3.99358407079646</text:p>
              </table:table-cell>
              <table:table-cell office:value-type="float" office:value="3.61588089330025">
                <text:p>3.61588089330025</text:p>
              </table:table-cell>
              <table:table-cell office:value-type="float" office:value="3.91496911552109">
                <text:p>3.91496911552109</text:p>
              </table:table-cell>
              <table:table-cell office:value-type="float" office:value="3.90440499671269">
                <text:p>3.90440499671269</text:p>
              </table:table-cell>
              <table:table-cell office:value-type="float" office:value="3.96297854438368">
                <text:p>3.96297854438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7190483726328">
                <text:p>3.77190483726328</text:p>
              </table:table-cell>
              <table:table-cell office:value-type="float" office:value="4.12470223256329">
                <text:p>4.12470223256329</text:p>
              </table:table-cell>
              <table:table-cell office:value-type="float" office:value="4.54755695855065">
                <text:p>4.54755695855065</text:p>
              </table:table-cell>
              <table:table-cell office:value-type="float" office:value="4.04951492161536">
                <text:p>4.04951492161536</text:p>
              </table:table-cell>
              <table:table-cell office:value-type="float" office:value="4.12393493415957">
                <text:p>4.12393493415957</text:p>
              </table:table-cell>
              <table:table-cell office:value-type="float" office:value="4.05879334748761">
                <text:p>4.05879334748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9518628328485">
                <text:p>5.29518628328485</text:p>
              </table:table-cell>
              <table:table-cell office:value-type="float" office:value="5.33866093613592">
                <text:p>5.33866093613592</text:p>
              </table:table-cell>
              <table:table-cell office:value-type="float" office:value="5.8577497095085">
                <text:p>5.8577497095085</text:p>
              </table:table-cell>
              <table:table-cell office:value-type="float" office:value="5.06954265487313">
                <text:p>5.06954265487313</text:p>
              </table:table-cell>
              <table:table-cell office:value-type="float" office:value="5.12716003005259">
                <text:p>5.12716003005259</text:p>
              </table:table-cell>
              <table:table-cell office:value-type="float" office:value="5.10455399449876">
                <text:p>5.1045539944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4894236280033">
                <text:p>3.34894236280033</text:p>
              </table:table-cell>
              <table:table-cell office:value-type="float" office:value="3.44914337467609">
                <text:p>3.44914337467609</text:p>
              </table:table-cell>
              <table:table-cell office:value-type="float" office:value="2.91878287011931">
                <text:p>2.91878287011931</text:p>
              </table:table-cell>
              <table:table-cell office:value-type="float" office:value="3.13305338618317">
                <text:p>3.13305338618317</text:p>
              </table:table-cell>
              <table:table-cell office:value-type="float" office:value="3.15212214752059">
                <text:p>3.15212214752059</text:p>
              </table:table-cell>
              <table:table-cell office:value-type="float" office:value="3.93509820666097">
                <text:p>3.93509820666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3817034700315">
                <text:p>3.73817034700315</text:p>
              </table:table-cell>
              <table:table-cell office:value-type="float" office:value="4.88986141502553">
                <text:p>4.88986141502553</text:p>
              </table:table-cell>
              <table:table-cell office:value-type="float" office:value="5.69505736981465">
                <text:p>5.69505736981465</text:p>
              </table:table-cell>
              <table:table-cell office:value-type="float" office:value="4.90553235908142">
                <text:p>4.90553235908142</text:p>
              </table:table-cell>
              <table:table-cell office:value-type="float" office:value="5.36382011116726">
                <text:p>5.36382011116726</text:p>
              </table:table-cell>
              <table:table-cell office:value-type="float" office:value="4.02951388888889">
                <text:p>4.029513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8860759493671">
                <text:p>3.88860759493671</text:p>
              </table:table-cell>
              <table:table-cell office:value-type="float" office:value="6.27326968973747">
                <text:p>6.27326968973747</text:p>
              </table:table-cell>
              <table:table-cell office:value-type="float" office:value="6.12468035645099">
                <text:p>6.12468035645099</text:p>
              </table:table-cell>
              <table:table-cell office:value-type="float" office:value="3.3975954888818">
                <text:p>3.3975954888818</text:p>
              </table:table-cell>
              <table:table-cell office:value-type="float" office:value="6.73122939236929">
                <text:p>6.73122939236929</text:p>
              </table:table-cell>
              <table:table-cell office:value-type="float" office:value="5.2627638948729">
                <text:p>5.2627638948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3256293402778">
                <text:p>3.93256293402778</text:p>
              </table:table-cell>
              <table:table-cell office:value-type="float" office:value="6.82856191744341">
                <text:p>6.82856191744341</text:p>
              </table:table-cell>
              <table:table-cell office:value-type="float" office:value="10.1737496678855">
                <text:p>10.1737496678855</text:p>
              </table:table-cell>
              <table:table-cell office:value-type="float" office:value="3.92230851130457">
                <text:p>3.92230851130457</text:p>
              </table:table-cell>
              <table:table-cell office:value-type="float" office:value="3.5393970777585">
                <text:p>3.5393970777585</text:p>
              </table:table-cell>
              <table:table-cell office:value-type="float" office:value="2.88647038958647">
                <text:p>2.88647038958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27447058012">
                <text:p>4.1327447058012</text:p>
              </table:table-cell>
              <table:table-cell office:value-type="float" office:value="6.79374403688253">
                <text:p>6.79374403688253</text:p>
              </table:table-cell>
              <table:table-cell office:value-type="float" office:value="7.92981546355471">
                <text:p>7.92981546355471</text:p>
              </table:table-cell>
              <table:table-cell office:value-type="float" office:value="3.99018801644645">
                <text:p>3.99018801644645</text:p>
              </table:table-cell>
              <table:table-cell office:value-type="float" office:value="3.01885747952724">
                <text:p>3.01885747952724</text:p>
              </table:table-cell>
              <table:table-cell office:value-type="float" office:value="4.79849182629413">
                <text:p>4.79849182629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6904814362302">
                <text:p>3.96904814362302</text:p>
              </table:table-cell>
              <table:table-cell office:value-type="float" office:value="4.02862010588194">
                <text:p>4.02862010588194</text:p>
              </table:table-cell>
              <table:table-cell office:value-type="float" office:value="3.98026016274953">
                <text:p>3.98026016274953</text:p>
              </table:table-cell>
              <table:table-cell office:value-type="float" office:value="3.87344510005182">
                <text:p>3.87344510005182</text:p>
              </table:table-cell>
              <table:table-cell office:value-type="float" office:value="14.2593482304246">
                <text:p>14.2593482304246</text:p>
              </table:table-cell>
              <table:table-cell office:value-type="float" office:value="19.8315464540587">
                <text:p>19.8315464540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4029282340434">
                <text:p>3.84029282340434</text:p>
              </table:table-cell>
              <table:table-cell office:value-type="float" office:value="4.24396937253077">
                <text:p>4.24396937253077</text:p>
              </table:table-cell>
              <table:table-cell office:value-type="float" office:value="4.07637087733659">
                <text:p>4.07637087733659</text:p>
              </table:table-cell>
              <table:table-cell office:value-type="float" office:value="4.14240309352745">
                <text:p>4.14240309352745</text:p>
              </table:table-cell>
              <table:table-cell office:value-type="float" office:value="4.07658893511765">
                <text:p>4.07658893511765</text:p>
              </table:table-cell>
              <table:table-cell office:value-type="float" office:value="3.97951242890591">
                <text:p>3.97951242890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3.703cm" style:legend-expansion="high" chart:style-name="ch2"/>
        <chart:plot-area chart:style-name="ch3" table:cell-range-address="'Time per element'.A1:'Time per element'.D13" chart:data-source-has-labels="both" svg:x="1.331cm" svg:y="0.18cm" svg:width="12.582cm" svg:height="7.659cm">
          <chart:coordinate-region svg:x="2.243cm" svg:y="0.379cm" svg:width="11.53cm" svg:height="5.62cm"/>
          <chart:axis chart:dimension="x" chart:name="primary-x" chart:style-name="ch4" chartooo:axis-type="text">
            <chart:title svg:x="6.85cm" svg:y="8.019cm" chart:style-name="ch5">
              <text:p>Array size</text:p>
            </chart:title>
            <chart:categories table:cell-range-address="'Time per element'.A2:'Time per element'.A13"/>
          </chart:axis>
          <chart:axis chart:dimension="y" chart:name="primary-y" chart:style-name="ch6">
            <chart:title svg:x="0.451cm" svg:y="5.323cm" chart:style-name="ch7">
              <text:p>Time per element</text:p>
            </chart:title>
            <chart:grid chart:style-name="ch8" chart:class="major"/>
          </chart:axis>
          <chart:series chart:style-name="ch9" chart:values-cell-range-address="'Time per element'.B2:'Time per element'.B13" chart:label-cell-address="'Time per element'.B1:'Time per element'.B1" chart:class="chart:line">
            <chart:data-point chart:repeated="12"/>
          </chart:series>
          <chart:series chart:style-name="ch10" chart:values-cell-range-address="'Time per element'.C2:'Time per element'.C13" chart:label-cell-address="'Time per element'.C1:'Time per element'.C1" chart:class="chart:line">
            <chart:data-point chart:repeated="12"/>
          </chart:series>
          <chart:series chart:style-name="ch11" chart:values-cell-range-address="'Time per element'.D2:'Time per element'.D13" chart:label-cell-address="'Time per element'.D1:'Time per element'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'Time per element'.B1:'Time per element'.B1</svg:desc>
                </draw:g>
              </table:table-cell>
              <table:table-cell office:value-type="string">
                <text:p>P2</text:p>
                <draw:g>
                  <svg:desc>'Time per element'.C1:'Time per element'.C1</svg:desc>
                </draw:g>
              </table:table-cell>
              <table:table-cell office:value-type="string">
                <text:p>P3</text:p>
                <draw:g>
                  <svg:desc>'Time per element'.D1:'Time per element'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Time per element'.A2:'Time per element'.A13</svg:desc>
                </draw:g>
              </table:table-cell>
              <table:table-cell office:value-type="float" office:value="0.00486328125">
                <text:p>0.00486328125</text:p>
                <draw:g>
                  <svg:desc>'Time per element'.B2:'Time per element'.B13</svg:desc>
                </draw:g>
              </table:table-cell>
              <table:table-cell office:value-type="float" office:value="0.00486328125">
                <text:p>0.00486328125</text:p>
                <draw:g>
                  <svg:desc>'Time per element'.C2:'Time per element'.C13</svg:desc>
                </draw:g>
              </table:table-cell>
              <table:table-cell office:value-type="float" office:value="0.00812109375">
                <text:p>0.00812109375</text:p>
                <draw:g>
                  <svg:desc>'Time per element'.D2:'Time per element'.D13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46318359375">
                <text:p>0.0046318359375</text:p>
              </table:table-cell>
              <table:table-cell office:value-type="float" office:value="0.0044140625">
                <text:p>0.0044140625</text:p>
              </table:table-cell>
              <table:table-cell office:value-type="float" office:value="0.00787109375">
                <text:p>0.007871093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4628173828125">
                <text:p>0.004628173828125</text:p>
              </table:table-cell>
              <table:table-cell office:value-type="float" office:value="0.004406982421875">
                <text:p>0.004406982421875</text:p>
              </table:table-cell>
              <table:table-cell office:value-type="float" office:value="0.007115234375">
                <text:p>0.00711523437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43642578125">
                <text:p>0.0043642578125</text:p>
              </table:table-cell>
              <table:table-cell office:value-type="float" office:value="0.00454437255859375">
                <text:p>0.00454437255859375</text:p>
              </table:table-cell>
              <table:table-cell office:value-type="float" office:value="0.0080892333984375">
                <text:p>0.00808923339843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577738952636719">
                <text:p>0.00577738952636719</text:p>
              </table:table-cell>
              <table:table-cell office:value-type="float" office:value="0.00606521606445313">
                <text:p>0.00606521606445313</text:p>
              </table:table-cell>
              <table:table-cell office:value-type="float" office:value="0.0118461761474609">
                <text:p>0.01184617614746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48370361328125">
                <text:p>0.0048370361328125</text:p>
              </table:table-cell>
              <table:table-cell office:value-type="float" office:value="0.00522994995117188">
                <text:p>0.00522994995117188</text:p>
              </table:table-cell>
              <table:table-cell office:value-type="float" office:value="0.00864410400390625">
                <text:p>0.008644104003906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452041625976563">
                <text:p>0.00452041625976563</text:p>
              </table:table-cell>
              <table:table-cell office:value-type="float" office:value="0.0063934326171875">
                <text:p>0.0063934326171875</text:p>
              </table:table-cell>
              <table:table-cell office:value-type="float" office:value="0.0123071670532227">
                <text:p>0.01230716705322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439453125">
                <text:p>0.00439453125</text:p>
              </table:table-cell>
              <table:table-cell office:value-type="float" office:value="0.0100269317626953">
                <text:p>0.0100269317626953</text:p>
              </table:table-cell>
              <table:table-cell office:value-type="float" office:value="0.0188443660736084">
                <text:p>0.01884436607360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432044267654419">
                <text:p>0.00432044267654419</text:p>
              </table:table-cell>
              <table:table-cell office:value-type="float" office:value="0.0171173810958862">
                <text:p>0.0171173810958862</text:p>
              </table:table-cell>
              <table:table-cell office:value-type="float" office:value="0.0479294657707214">
                <text:p>0.047929465770721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0446382164955139">
                <text:p>0.00446382164955139</text:p>
              </table:table-cell>
              <table:table-cell office:value-type="float" office:value="0.0290727764368057">
                <text:p>0.0290727764368057</text:p>
              </table:table-cell>
              <table:table-cell office:value-type="float" office:value="0.0950179547071457">
                <text:p>0.0950179547071457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00442928075790405">
                <text:p>0.00442928075790405</text:p>
              </table:table-cell>
              <table:table-cell office:value-type="float" office:value="0.0292807929217815">
                <text:p>0.0292807929217815</text:p>
              </table:table-cell>
              <table:table-cell office:value-type="float" office:value="0.0945490449666977">
                <text:p>0.0945490449666977</text:p>
              </table:table-cell>
            </table:table-row>
            <table:table-row>
              <table:table-cell office:value-type="float" office:value="1073741824">
                <text:p>1073741824</text:p>
              </table:table-cell>
              <table:table-cell office:value-type="float" office:value="0.00425243377685547">
                <text:p>0.00425243377685547</text:p>
              </table:table-cell>
              <table:table-cell office:value-type="float" office:value="0.0310666970908642">
                <text:p>0.0310666970908642</text:p>
              </table:table-cell>
              <table:table-cell office:value-type="float" office:value="0.0963542433455586">
                <text:p>0.0963542433455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'Time per element'.I2:'Time per element'.K13" svg:x="0.32cm" svg:y="0.18cm" svg:width="12.508cm" svg:height="8.64cm">
          <chart:coordinate-region svg:x="0.941cm" svg:y="0.379cm" svg:width="11.7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e per element'.I2:'Time per element'.I13" chart:class="chart:line">
            <chart:data-point chart:repeated="12"/>
          </chart:series>
          <chart:series chart:style-name="ch7" chart:values-cell-range-address="'Time per element'.J2:'Time per element'.J13" chart:class="chart:line">
            <chart:data-point chart:repeated="12"/>
          </chart:series>
          <chart:series chart:style-name="ch8" chart:values-cell-range-address="'Time per element'.K2:'Time per element'.K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ime per element'.I2:'Time per element'.I13</svg:desc>
                </draw:g>
              </table:table-cell>
              <table:table-cell office:value-type="float" office:value="1">
                <text:p>1</text:p>
                <draw:g>
                  <svg:desc>'Time per element'.J2:'Time per element'.J13</svg:desc>
                </draw:g>
              </table:table-cell>
              <table:table-cell office:value-type="float" office:value="1.66987951807229">
                <text:p>1.66987951807229</text:p>
                <draw:g>
                  <svg:desc>'Time per element'.K2:'Time per element'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2983343875184">
                <text:p>0.952983343875184</text:p>
              </table:table-cell>
              <table:table-cell office:value-type="float" office:value="1.69934640522876">
                <text:p>1.6993464052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2207627789207">
                <text:p>0.952207627789207</text:p>
              </table:table-cell>
              <table:table-cell office:value-type="float" office:value="1.53737405707654">
                <text:p>1.53737405707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04127041843813">
                <text:p>1.04127041843813</text:p>
              </table:table-cell>
              <table:table-cell office:value-type="float" office:value="1.85351868426941">
                <text:p>1.85351868426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4981947932926">
                <text:p>1.04981947932926</text:p>
              </table:table-cell>
              <table:table-cell office:value-type="float" office:value="2.05043750181576">
                <text:p>2.05043750181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8123028391167">
                <text:p>1.08123028391167</text:p>
              </table:table-cell>
              <table:table-cell office:value-type="float" office:value="1.78706624605678">
                <text:p>1.78706624605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1434599156118">
                <text:p>1.41434599156118</text:p>
              </table:table-cell>
              <table:table-cell office:value-type="float" office:value="2.72257383966245">
                <text:p>2.72257383966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28168402777777">
                <text:p>2.28168402777777</text:p>
              </table:table-cell>
              <table:table-cell office:value-type="float" office:value="4.28814019097222">
                <text:p>4.28814019097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.9619507484307">
                <text:p>3.9619507484307</text:p>
              </table:table-cell>
              <table:table-cell office:value-type="float" office:value="11.0936469614403">
                <text:p>11.0936469614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.51297894926593">
                <text:p>6.51297894926593</text:p>
              </table:table-cell>
              <table:table-cell office:value-type="float" office:value="21.2862345691376">
                <text:p>21.2862345691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.61073310142509">
                <text:p>6.61073310142509</text:p>
              </table:table-cell>
              <table:table-cell office:value-type="float" office:value="21.3463652756658">
                <text:p>21.3463652756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.30562748794573">
                <text:p>7.30562748794573</text:p>
              </table:table-cell>
              <table:table-cell office:value-type="float" office:value="22.658611139339">
                <text:p>22.658611139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